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E0000001A7884B1A19120BFB3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56d5" officeooo:paragraph-rsid="001356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a xlink:type="simple" xlink:href="https://www.youtube.com/watch?v=3UYxNVMhU68" text:style-name="Internet_20_link" text:visited-style-name="Visited_20_Internet_20_Link">https://www.youtube.com/watch?v=3UYxNVMhU68</text:a></text:p>
      <text:p text:style-name="P1"/>
      <text:p text:style-name="Standard"/>
      <text:p text:style-name="Standard"><draw:frame draw:style-name="fr1" draw:name="Imagen1" text:anchor-type="as-char" svg:width="12.7cm" svg:height="11.192cm" draw:z-index="0"><draw:image xlink:href="Pictures/10000201000001E0000001A7884B1A19120BFB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ín </meta:initial-creator>
    <meta:creation-date>2016-11-02T22:55:28.176998282</meta:creation-date>
    <dc:date>2016-11-02T22:56:22.508845940</dc:date>
    <dc:creator>Wachín </dc:creator>
    <meta:editing-duration>PT59S</meta:editing-duration>
    <meta:editing-cycles>2</meta:editing-cycles>
    <meta:generator>LibreOffice/5.2.3.2$Linux_x86 LibreOffice_project/20m0$Build-2</meta:generator>
    <meta:document-statistic meta:table-count="0" meta:image-count="1" meta:object-count="0" meta:page-count="1" meta:paragraph-count="2" meta:word-count="1" meta:character-count="43" meta:non-whitespace-character-count="43"/>
  </office:meta>
</office:document-meta>
</file>